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5.2451in" fo:margin-left="-0.0576in" table:align="left" style:writing-mode="lr-tb"/>
    </style:style>
    <style:style style:name="Table4.A" style:family="table-column">
      <style:table-column-properties style:column-width="2.2111in"/>
    </style:style>
    <style:style style:name="Table4.B" style:family="table-column">
      <style:table-column-properties style:column-width="2.2118in"/>
    </style:style>
    <style:style style:name="Table4.C" style:family="table-column">
      <style:table-column-properties style:column-width="0.8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style:snap-to-layout-grid="false"/>
    </style:style>
    <style:style style:name="P7" style:family="paragraph" style:parent-style-name="Text_20_body_20_indent">
      <style:paragraph-properties style:snap-to-layout-grid="false"/>
      <style:text-properties fo:font-weight="bold" style:font-weight-asian="bold"/>
    </style:style>
    <style:style style:name="P8" style:family="paragraph" style:parent-style-name="Contents_20_3">
      <style:paragraph-properties>
        <style:tab-stops>
          <style:tab-stop style:position="6.5in" style:type="right" style:leader-style="dotted" style:leader-text="."/>
        </style:tab-stops>
      </style:paragraph-properties>
    </style:style>
    <style:style style:name="P9" style:family="paragraph" style:parent-style-name="Contents_20_2">
      <style:paragraph-properties>
        <style:tab-stops>
          <style:tab-stop style:position="6.5in" style:type="right" style:leader-style="dotted" style:leader-text="."/>
        </style:tab-stops>
      </style:paragraph-properties>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Text_20_body_20_indent">
      <style:paragraph-properties style:snap-to-layout-grid="false"/>
    </style:style>
    <style:style style:name="P12" style:family="paragraph" style:parent-style-name="Contents_20_Heading"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style:font-name="ZWAdobeF" fo:font-size="1pt" style:font-size-asian="1pt" style:font-name-complex="ZWAdobeF" style:font-size-complex="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ternet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ternet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ternet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ternet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ternet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ternet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0"><text:a xlink:type="simple" xlink:href="#1.Pion Reactors |outline" text:style-name="Internet_20_link" text:visited-style-name="Internet_20_link">Pion Reactors <text:tab/></text:a><text:a xlink:type="simple" xlink:href="#1.Pion Reactors |outline" text:style-name="Internet_20_link" text:visited-style-name="Internet_20_link">2</text:a></text:p>
          <text:h text:style-name="P9" text:outline-level="2"><text:a xlink:type="simple" xlink:href="#Important Notes About Reactors|outline" text:style-name="Internet_20_link" text:visited-style-name="Internet_20_link">Important Notes About Reactors<text:tab/></text:a><text:a xlink:type="simple" xlink:href="#Important Notes About Reactors|outline" text:style-name="Internet_20_link" text:visited-style-name="Internet_20_link">5</text:a></text:h>
          <text:p text:style-name="P8"><text:a xlink:type="simple" xlink:href="#Database, Table, and Column Naming Conventions|outline" text:style-name="Internet_20_link" text:visited-style-name="Internet_20_link">Database, Table, and Column Naming Conventions<text:tab/></text:a><text:a xlink:type="simple" xlink:href="#Database, Table, and Column Naming Conventions|outline" text:style-name="Internet_20_link" text:visited-style-name="Internet_20_link">5</text:a></text:p>
          <text:p text:style-name="P8"><text:a xlink:type="simple" xlink:href="#Comparisons|outline" text:style-name="Internet_20_link" text:visited-style-name="Internet_20_link">Comparisons<text:tab/></text:a><text:a xlink:type="simple" xlink:href="#Comparisons|outline" text:style-name="Internet_20_link" text:visited-style-name="Internet_20_link">5</text:a></text:p>
          <text:p text:style-name="P8"><text:a xlink:type="simple" xlink:href="#Reactor Input and Output Connections |outline" text:style-name="Internet_20_link" text:visited-style-name="Internet_20_link">Reactor Input and Output Connections <text:tab/></text:a><text:a xlink:type="simple" xlink:href="#Reactor Input and Output Connections |outline" text:style-name="Internet_20_link" text:visited-style-name="Internet_20_link">6</text:a></text:p>
        </text:index-body>
      </text:table-of-content>
      <text:h text:style-name="Heading_20_1" text:outline-level="1"><text:bookmark-start text:name="__RefHeading__43133664"/><text:bookmark-start text:name="Chap_Appendix_B_Basic_Chain_Reaction_for"/>Pion Reactors <text:bookmark-end text:name="__RefHeading__43133664"/><text:bookmark-end text:name="Chap_Appendix_B_Basic_Chain_Reaction_for"/></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eactor Type</text:p>
          </table:table-cell>
          <table:table-cell table:style-name="Table4.A1" office:value-type="string">
            <text:p text:style-name="P7">Reactor Name</text:p>
          </table:table-cell>
          <table:table-cell table:style-name="Table4.A1" office:value-type="string">
            <text:p text:style-name="P7">See Page</text:p>
          </table:table-cell>
        </table:table-row>
        <table:table-row table:style-name="Table4.1">
          <table:table-cell table:style-name="Table4.A1" table:number-rows-spanned="2" office:value-type="string">
            <text:p text:style-name="P6">Collection</text:p>
          </table:table-cell>
          <table:table-cell table:style-name="Table4.A1" office:value-type="string">
            <text:p text:style-name="P6">Log File Input Reactor</text:p>
          </table:table-cell>
          <table:table-cell table:style-name="Table4.A1" office:value-type="string">
            <text:p text:style-name="P6"><text:span text:style-name="T4">X</text:span><text:bookmark-ref text:reference-format="page" text:ref-name="Notes_on_Log_Input_Reactor">Error: Reference source not found</text:bookmark-ref></text:p>
          </table:table-cell>
        </table:table-row>
        <table:table-row table:style-name="Table4.1">
          <table:covered-table-cell/>
          <table:table-cell table:style-name="Table4.A1" office:value-type="string">
            <text:p text:style-name="P6">Sniffer Reactor</text:p>
          </table:table-cell>
          <table:table-cell table:style-name="Table4.A1" office:value-type="string">
            <text:p text:style-name="P6"><text:span text:style-name="T4">X</text:span><text:bookmark-ref text:reference-format="page" text:ref-name="Notes_on_Sniffer_Reactor">Error: Reference source not found</text:bookmark-ref></text:p>
          </table:table-cell>
        </table:table-row>
        <table:table-row table:style-name="Table4.1">
          <table:table-cell table:style-name="Table4.A1" table:number-rows-spanned="10" office:value-type="string">
            <text:p text:style-name="P6">Processing/Transform</text:p>
          </table:table-cell>
          <table:table-cell table:style-name="Table4.A1" office:value-type="string">
            <text:p text:style-name="P6">Aggregate Reactor</text:p>
          </table:table-cell>
          <table:table-cell table:style-name="Table4.A1" office:value-type="string">
            <text:p text:style-name="P6"><text:span text:style-name="T4">X</text:span><text:bookmark-ref text:reference-format="page" text:ref-name="Notes_on_Processing_Reactors">Error: Reference source not found</text:bookmark-ref></text:p>
          </table:table-cell>
        </table:table-row>
        <table:table-row table:style-name="Table4.1">
          <table:covered-table-cell/>
          <table:table-cell table:style-name="Table4.A1" office:value-type="string">
            <text:p text:style-name="P6">Clickstream Reactor</text:p>
          </table:table-cell>
          <table:table-cell table:style-name="Table4.A1" office:value-type="string">
            <text:p text:style-name="P6"><text:span text:style-name="T4">X</text:span><text:bookmark-ref text:reference-format="page" text:ref-name="Notes_on_Clickstream_Reactor">Error: Reference source not found</text:bookmark-ref></text:p>
          </table:table-cell>
        </table:table-row>
        <table:table-row table:style-name="Table4.1">
          <table:covered-table-cell/>
          <table:table-cell table:style-name="Table4.A1" office:value-type="string">
            <text:p text:style-name="P6">Content Hash Reactor</text:p>
          </table:table-cell>
          <table:table-cell table:style-name="Table4.A1" office:value-type="string">
            <text:p text:style-name="P6"><text:span text:style-name="T4">X</text:span><text:bookmark-ref text:reference-format="page" text:ref-name="_Ref232549827">Error: Reference source not found</text:bookmark-ref></text:p>
          </table:table-cell>
        </table:table-row>
        <table:table-row table:style-name="Table4.1">
          <table:covered-table-cell/>
          <table:table-cell table:style-name="Table4.A1" office:value-type="string">
            <text:p text:style-name="P6">Filter Reactor</text:p>
          </table:table-cell>
          <table:table-cell table:style-name="Table4.A1" office:value-type="string">
            <text:p text:style-name="P6"><text:span text:style-name="T4">X</text:span><text:bookmark-ref text:reference-format="page" text:ref-name="_Ref232545827">Error: Reference source not found</text:bookmark-ref></text:p>
          </table:table-cell>
        </table:table-row>
        <table:table-row table:style-name="Table4.1">
          <table:covered-table-cell/>
          <table:table-cell table:style-name="Table4.A1" office:value-type="string">
            <text:p text:style-name="P6">Fission Reactor</text:p>
          </table:table-cell>
          <table:table-cell table:style-name="Table4.A1" office:value-type="string">
            <text:p text:style-name="P6"><text:span text:style-name="T4">X</text:span><text:bookmark-ref text:reference-format="page" text:ref-name="_Ref232545844">Error: Reference source not found</text:bookmark-ref></text:p>
          </table:table-cell>
        </table:table-row>
        <table:table-row table:style-name="Table4.1">
          <table:covered-table-cell/>
          <table:table-cell table:style-name="Table4.A1" office:value-type="string">
            <text:p text:style-name="P6">Python Reactor</text:p>
          </table:table-cell>
          <table:table-cell table:style-name="Table4.A1" office:value-type="string">
            <text:p text:style-name="P6"><text:bookmark-ref text:reference-format="page" text:ref-name="Reactor_Python">Error: Reference source not found</text:bookmark-ref></text:p>
          </table:table-cell>
        </table:table-row>
        <table:table-row table:style-name="Table4.1">
          <table:covered-table-cell/>
          <table:table-cell table:style-name="Table4.A1" office:value-type="string">
            <text:p text:style-name="P6">Script Reactor</text:p>
          </table:table-cell>
          <table:table-cell table:style-name="Table4.A1" office:value-type="string">
            <text:p text:style-name="P6"><text:span text:style-name="T4">X</text:span><text:bookmark-ref text:reference-format="page" text:ref-name="_Ref232545862">Error: Reference source not found</text:bookmark-ref></text:p>
          </table:table-cell>
        </table:table-row>
        <table:table-row table:style-name="Table4.1">
          <table:covered-table-cell/>
          <table:table-cell table:style-name="Table4.A1" office:value-type="string">
            <text:p text:style-name="P6">Session Filter Reactor</text:p>
          </table:table-cell>
          <table:table-cell table:style-name="Table4.A1" office:value-type="string">
            <text:p text:style-name="P6"><text:span text:style-name="T4">X</text:span><text:bookmark-ref text:reference-format="page" text:ref-name="Notes_on_Script_Reactor">Error: Reference source not found</text:bookmark-ref></text:p>
          </table:table-cell>
        </table:table-row>
        <table:table-row table:style-name="Table4.1">
          <table:covered-table-cell/>
          <table:table-cell table:style-name="Table4.A1" office:value-type="string">
            <text:p text:style-name="P6">SQL Reactor</text:p>
          </table:table-cell>
          <table:table-cell table:style-name="Table4.A1" office:value-type="string">
            <text:p text:style-name="P6"><text:span text:style-name="T4">X</text:span><text:bookmark-ref text:reference-format="page" text:ref-name="Notes_on_Session_Filter_Reactor">Error: Reference source not found</text:bookmark-ref></text:p>
          </table:table-cell>
        </table:table-row>
        <table:table-row table:style-name="Table4.1">
          <table:covered-table-cell/>
          <table:table-cell table:style-name="Table4.A1" office:value-type="string">
            <text:p text:style-name="P6">Transform Reactor</text:p>
          </table:table-cell>
          <table:table-cell table:style-name="Table4.A1" office:value-type="string">
            <text:p text:style-name="P6"><text:span text:style-name="T4">X</text:span><text:bookmark-ref text:reference-format="page" text:ref-name="_Ref232546183">Error: Reference source not found</text:bookmark-ref></text:p>
          </table:table-cell>
        </table:table-row>
        <table:table-row table:style-name="Table4.1">
          <table:table-cell table:style-name="Table4.A1" table:number-rows-spanned="7" office:value-type="string">
            <text:p text:style-name="P6">Storage </text:p>
          </table:table-cell>
          <table:table-cell table:style-name="Table4.A1" office:value-type="string">
            <text:p text:style-name="P6">Database Output Reactor</text:p>
          </table:table-cell>
          <table:table-cell table:style-name="Table4.A1" office:value-type="string">
            <text:p text:style-name="P6"><text:span text:style-name="T4">X</text:span><text:bookmark-ref text:reference-format="page" text:ref-name="_Ref232545698">Error: Reference source not found</text:bookmark-ref></text:p>
          </table:table-cell>
        </table:table-row>
        <table:table-row table:style-name="Table4.1">
          <table:covered-table-cell/>
          <table:table-cell table:style-name="Table4.A1" office:value-type="string">
            <text:p text:style-name="P6">Google Analytics Reactor</text:p>
          </table:table-cell>
          <table:table-cell table:style-name="Table4.A1" office:value-type="string">
            <text:p text:style-name="P6"><text:span text:style-name="T4">X</text:span><text:bookmark-ref text:reference-format="page" text:ref-name="_Ref232545739">Error: Reference source not found</text:bookmark-ref></text:p>
          </table:table-cell>
        </table:table-row>
        <table:table-row table:style-name="Table4.1">
          <table:covered-table-cell/>
          <table:table-cell table:style-name="Table4.A1" office:value-type="string">
            <text:p text:style-name="P6">Log Output Reactor</text:p>
          </table:table-cell>
          <table:table-cell table:style-name="Table4.A1" office:value-type="string">
            <text:p text:style-name="P6"><text:span text:style-name="T4">X</text:span><text:bookmark-ref text:reference-format="page" text:ref-name="_Ref232545758">Error: Reference source not found</text:bookmark-ref></text:p>
          </table:table-cell>
        </table:table-row>
        <table:table-row table:style-name="Table4.1">
          <table:covered-table-cell/>
          <table:table-cell table:style-name="Table4.A1" office:value-type="string">
            <text:p text:style-name="P6">Multi Database Reactor</text:p>
          </table:table-cell>
          <table:table-cell table:style-name="Table4.A1" office:value-type="string">
            <text:p text:style-name="P6"><text:span text:style-name="T4">X</text:span><text:bookmark-ref text:reference-format="page" text:ref-name="_Ref235947492">Error: Reference source not found</text:bookmark-ref></text:p>
          </table:table-cell>
        </table:table-row>
        <table:table-row table:style-name="Table4.1">
          <table:covered-table-cell/>
          <table:table-cell table:style-name="Table4.A1" office:value-type="string">
            <text:p text:style-name="P6">Omniture Genesis Reactor</text:p>
          </table:table-cell>
          <table:table-cell table:style-name="Table4.A1" office:value-type="string">
            <text:p text:style-name="P6"><text:bookmark-ref text:reference-format="page" text:ref-name="_Ref235947539">Error: Reference source not found</text:bookmark-ref></text:p>
          </table:table-cell>
        </table:table-row>
        <table:table-row table:style-name="Table4.1">
          <table:covered-table-cell/>
          <table:table-cell table:style-name="Table4.A1" office:value-type="string">
            <text:p text:style-name="P6">Unica OnDemand Reactor</text:p>
          </table:table-cell>
          <table:table-cell table:style-name="Table4.A1" office:value-type="string">
            <text:p text:style-name="P6"/>
          </table:table-cell>
        </table:table-row>
        <table:table-row table:style-name="Table4.1">
          <table:covered-table-cell/>
          <table:table-cell table:style-name="Table4.A1" office:value-type="string">
            <text:p text:style-name="P6">Webtrends Reactor</text:p>
          </table:table-cell>
          <table:table-cell table:style-name="Table4.A1" office:value-type="string">
            <text:p text:style-name="P6"><text:span text:style-name="T4">X</text:span></text:p>
          </table:table-cell>
        </table:table-row>
      </table:table>
      <text:p text:style-name="Text_20_body_20_indent"/>
      <text:h text:style-name="Heading_20_2" text:outline-level="2">Important Notes About Reactors</text:h>
      <text:p text:style-name="Text_20_body_20_indent">This section contains important information common to Pion and/or reactors, including naming conventions and other usage-related conventions, limits, and practices. </text:p>
      <text:h text:style-name="Heading_20_3" text:outline-level="3">Database, Table, and Column Naming Conventions</text:h>
      <text:p text:style-name="Text_20_body_20_indent">Naming rules in Pion are a bit more restrictive than some databases, for example SQLite or Oracle. This is because Pion tries to support all databases. Because Pion’s naming rules result in names that are the ‘lowest common denominator,’ any name that is valid in Pion should work in any database. </text:p>
      <text:p text:style-name="Text_20_body_20_indent">In Pion, database, table, and column names must conform to SQL92 compliant database rules, meaning that these names must:</text:p>
      <text:list xml:id="list21133720"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oft-page-break/><text:span text:style-name="T3">Note</text:span>: While Pion Term names may contain dashes (-), periods(.), or the pound/hash sign (#) those characters are not allowed in database column names. </text:p>
      <text:p text:style-name="Text_20_body_20_indent"/>
      <text:h text:style-name="Heading_20_3" text:outline-level="3"><text:bookmark-start text:name="Comparisons"/><text:bookmark-start text:name="_Ref236633187"/>Comparisons<text:bookmark-end text:name="Comparisons"/><text:bookmark-end text:name="_Ref236633187"/></text:h>
      <text:p text:style-name="Text_20_body_20_indent">Comparisons are used in the following reactors: Aggregate Reactor, Clickstream Reactor, Database Output Reactor, Filter Reactor, Fission Reactor, Session Filter Reactor, and SQL Reactor.</text:p>
      <text:p text:style-name="Text_20_body_20_indent">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3">is</text:span> significant because comparisons are processed sequentially. </text:p>
      <text:p text:style-name="Text_20_body_20_indent">Each Comparison has: <text:span text:style-name="T3">Term</text:span>, <text:span text:style-name="T3">Comparison</text:span> (type), <text:span text:style-name="T3">Value</text:span>, and matching criteria (<text:span text:style-name="T3">Match All</text:span> and <text:span text:style-name="T3">Match All Comparisons</text:span>).</text:p>
      <text:list xml:id="list21132656" text:style-name="WW8Num19">
        <text:list-item>
          <text:p text:style-name="Unordered_20_Indented_20_1"><text:span text:style-name="T3">Term</text:span>, defines the value of the term to be used for the comparison logic. </text:p>
        </text:list-item>
        <text:list-item>
          <text:p text:style-name="Unordered_20_Indented_20_1"><text:span text:style-name="T3">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21183411" text:continue-numbering="true" text:style-name="WW8Num19">
        <text:list-item>
          <text:p text:style-name="Unordered_20_Indented_20_1"><text:span text:style-name="T3">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Matching criteria specify which of the defined comparison conditions must actually match in order to pass the filter. </text:p>
      <text:list xml:id="list21176615" text:continue-numbering="true" text:style-name="WW8Num19">
        <text:list-item>
          <text:p text:style-name="Unordered_20_Indented_20_1"><text:span text:style-name="T3">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pan text:style-name="T3">Match All Comparisons</text:span> (check box), when filled, <text:span text:style-name="T3">all</text:span> Comparisons much match for the result of the rule chain to be TRUE. If empty (not filled), then <text:span text:style-name="T3">any</text:span> Comparison must match for the result to be TRUE. In all cases, if no Comparisons match (and at least one Comparison has been defined), then the result will be FALSE.</text:p>
        </text:list-item>
      </text:list>
      <text:p text:style-name="Text_20_body_20_indent"/>
      <text:h text:style-name="Heading_20_3" text:outline-level="3"><text:bookmark-start text:name="Connections"/><text:bookmark-start text:name="_Ref236727349"/><text:soft-page-break/>Reactor Input and Output Connections<text:bookmark-end text:name="Connections"/><text:bookmark-end text:name="_Ref236727349"/> </text:h>
      <text:p text:style-name="Text_20_body_20_indent">Using Pion’s graphical interface (the workspace), you can easily connect reactors using the "Connect Reactors" tool. </text:p>
      <text:p text:style-name="Text_20_body_20_indent">To delete a connection, you can either:</text:p>
      <text:list xml:id="list21185089"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21182468" text:continue-numbering="true" text:style-name="WW8Num19">
        <text:list-item>
          <text:p text:style-name="Unordered_20_Indented_20_1">Input connections describe the connection by which streams of events <text:span text:style-name="T3">flow into</text:span> this reactor (how events are captured). </text:p>
        </text:list-item>
        <text:list-item>
          <text:p text:style-name="Unordered_20_Indented_20_1">Output connections describe the connection by which streams of events <text:span text:style-name="T3">flow</text:span> <text:span text:style-name="T3">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able:table-row table:style-name="Table5.1">
            <table:table-cell table:style-name="Table5.A1" office:value-type="string">
              <text:p text:style-name="P7">Field</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6">From </text:p>
          </table:table-cell>
          <table:table-cell table:style-name="Table5.A1" office:value-type="string">
            <text:p text:style-name="P6">The name of the reactor from which this reactor gets data (events). </text:p>
          </table:table-cell>
        </table:table-row>
        <table:table-row table:style-name="Table5.1">
          <table:table-cell table:style-name="Table5.A1" office:value-type="string">
            <text:p text:style-name="P6">Connection ID</text:p>
          </table:table-cell>
          <table:table-cell table:style-name="Table5.A1" office:value-type="string">
            <text:p text:style-name="P6">The identifier of the connection between this reactor and the reactor receiving the data.</text:p>
          </table:table-cell>
        </table:table-row>
        <table:table-row table:style-name="Table5.4">
          <table:table-cell table:style-name="Table5.A1" office:value-type="string">
            <text:p text:style-name="P6">To</text:p>
          </table:table-cell>
          <table:table-cell table:style-name="Table5.A1" office:value-type="string">
            <text:p text:style-name="P6">The name of the reactor to which this reactor passes data (events). </text:p>
          </table:table-cell>
        </table:table-row>
        <table:table-row table:style-name="Table5.4">
          <table:table-cell table:style-name="Table5.A1" office:value-type="string">
            <text:p text:style-name="P6">Connection ID</text:p>
          </table:table-cell>
          <table:table-cell table:style-name="Table5.A1" office:value-type="string">
            <text:p text:style-name="P6">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665in" fo:margin-bottom="0.0417in" fo:text-indent="0in" style:auto-text-indent="false" style:shadow="non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default-outline-level="3"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parent-style-name="Heading_20_2"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ed_20_Indented_20_1" style:display-name="Numbered Indented 1" style:family="paragraph" style:parent-style-name="Unordered_20_Indented_20_1"/>
    <style:style style:name="Numbered" style:family="paragraph" style:parent-style-name="Text_20_body_20_indent"/>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1:05:22.10</dc:date>
    <meta:print-date>2009-12-22T07:51:27</meta:print-date>
    <meta:editing-cycles>144</meta:editing-cycles>
    <meta:editing-duration>PT419H05M40S</meta:editing-duration>
    <meta:generator>OpenOffice.org/3.1$Win32 OpenOffice.org_project/310m19$Build-9420</meta:generator>
    <meta:document-statistic meta:table-count="2" meta:image-count="0" meta:object-count="0" meta:page-count="7" meta:paragraph-count="104" meta:word-count="1097" meta:character-count="6838"/>
    <dc:creator>Richard Koolkin</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Richard Koolkin" dc:date-time="2010-02-08T00:48:56"/>
  <VL:version-entry VL:title="Version2" VL:comment="Automatically saved version" VL:creator="Richard Koolkin" dc:date-time="2010-02-08T00:50:26"/>
  <VL:version-entry VL:title="Version3" VL:comment="Automatically saved version" VL:creator="Richard Koolkin" dc:date-time="2010-02-08T01:33:39"/>
  <VL:version-entry VL:title="Version4" VL:comment="Automatically saved version" VL:creator="Richard Koolkin" dc:date-time="2010-02-08T01:52:09"/>
  <VL:version-entry VL:title="Version5" VL:comment="Automatically saved version" VL:creator="Richard Koolkin" dc:date-time="2010-02-08T02:01:00"/>
</VL:version-list>
</file>